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295" calcext:value-type="float">
            <text:p>2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6:19:48.04859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10T16:30:25.409528339</dc:date>
    <meta:editing-duration>PT2H7M35S</meta:editing-duration>
    <meta:editing-cycles>29</meta:editing-cycles>
    <meta:generator>LibreOffice/6.1.0.3$Linux_X86_64 LibreOffice_project/10$Build-3</meta:generator>
    <meta:document-statistic meta:table-count="1" meta:cell-count="1785" meta:object-count="0"/>
  </office:meta>
</office:document-meta>
</file>